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398cm" fo:margin-left="0.328cm" fo:margin-right="7.274cm" table:align="margins" style:shadow="none"/>
    </style:style>
    <style:style style:name="表格1.A" style:family="table-column">
      <style:table-column-properties style:column-width="9.398cm" style:rel-column-width="532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382cm" table:align="left"/>
    </style:style>
    <style:style style:name="表格2.A" style:family="table-column">
      <style:table-column-properties style:column-width="3.196cm"/>
    </style:style>
    <style:style style:name="表格2.B" style:family="table-column">
      <style:table-column-properties style:column-width="5.186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2">P/N number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O number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uantity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artons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Gross weight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acking Dat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2"/>
          </table:table-cell>
        </table:table-row>
      </table:table>
      <text:p text:style-name="P1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1:03:14.48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7" meta:word-count="11" meta:character-count="83"/>
  </office:meta>
</office:document-meta>
</file>